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fo:font-weight="normal" officeooo:paragraph-rsid="001d2c4d" style:font-weight-asian="normal" style:font-weight-complex="normal"/>
    </style:style>
    <style:style style:name="P2" style:family="paragraph" style:parent-style-name="Standard">
      <style:text-properties officeooo:paragraph-rsid="001d2c4d"/>
    </style:style>
    <style:style style:name="P3" style:family="paragraph" style:parent-style-name="Standard">
      <style:text-properties fo:font-weight="bold" officeooo:rsid="00255fc5" officeooo:paragraph-rsid="00255fc5" style:font-weight-asian="bold" style:font-weight-complex="bold"/>
    </style:style>
    <style:style style:name="P4" style:family="paragraph" style:parent-style-name="Standard">
      <style:text-properties fo:font-weight="normal" officeooo:rsid="0022713b" officeooo:paragraph-rsid="0022713b" style:font-weight-asian="normal" style:font-weight-complex="normal"/>
    </style:style>
    <style:style style:name="P5" style:family="paragraph" style:parent-style-name="Standard">
      <style:text-properties fo:font-weight="normal" officeooo:rsid="0023b914" officeooo:paragraph-rsid="0023b914" style:font-weight-asian="normal" style:font-weight-complex="normal"/>
    </style:style>
    <style:style style:name="P6" style:family="paragraph" style:parent-style-name="Standard">
      <style:text-properties fo:font-weight="normal" officeooo:rsid="00255fc5" officeooo:paragraph-rsid="00255fc5" style:font-weight-asian="normal" style:font-weight-complex="normal"/>
    </style:style>
    <style:style style:name="P7" style:family="paragraph" style:parent-style-name="Standard">
      <style:text-properties fo:font-weight="normal" officeooo:rsid="00265c92" officeooo:paragraph-rsid="00265c92" style:font-weight-asian="normal" style:font-weight-complex="normal"/>
    </style:style>
    <style:style style:name="P8" style:family="paragraph" style:parent-style-name="Standard">
      <style:paragraph-properties fo:margin-left="0cm" fo:margin-right="0cm" fo:text-indent="0.741cm" style:auto-text-indent="false"/>
      <style:text-properties officeooo:paragraph-rsid="001d2c4d"/>
    </style:style>
    <style:style style:name="P9" style:family="paragraph" style:parent-style-name="Standard">
      <style:text-properties fo:language="en" fo:country="GB" fo:font-weight="normal" officeooo:paragraph-rsid="001d2c4d" style:font-weight-asian="normal" style:font-weight-complex="normal"/>
    </style:style>
    <style:style style:name="P10" style:family="paragraph" style:parent-style-name="Standard">
      <style:text-properties fo:language="en" fo:country="GB" fo:font-weight="normal" officeooo:rsid="001ac9b6" officeooo:paragraph-rsid="001d2c4d" style:font-weight-asian="normal" style:font-weight-complex="normal"/>
    </style:style>
    <style:style style:name="P11" style:family="paragraph" style:parent-style-name="Standard">
      <style:text-properties fo:language="en" fo:country="GB" fo:font-weight="normal" officeooo:rsid="00220fca" officeooo:paragraph-rsid="00220fca" style:font-weight-asian="normal" style:font-weight-complex="normal"/>
    </style:style>
    <style:style style:name="P12" style:family="paragraph" style:parent-style-name="Standard">
      <style:text-properties fo:language="en" fo:country="GB" fo:font-weight="normal" officeooo:rsid="0022713b" officeooo:paragraph-rsid="0022713b" style:font-weight-asian="normal" style:font-weight-complex="normal"/>
    </style:style>
    <style:style style:name="P13" style:family="paragraph" style:parent-style-name="Standard">
      <style:text-properties fo:language="en" fo:country="GB" fo:font-weight="normal" officeooo:rsid="0023b914" officeooo:paragraph-rsid="0023b914" style:font-weight-asian="normal" style:font-weight-complex="normal"/>
    </style:style>
    <style:style style:name="P14" style:family="paragraph" style:parent-style-name="Standard">
      <style:text-properties fo:language="en" fo:country="GB" fo:font-weight="normal" officeooo:rsid="0024c07e" officeooo:paragraph-rsid="0023b914" style:font-weight-asian="normal" style:font-weight-complex="normal"/>
    </style:style>
    <style:style style:name="P15" style:family="paragraph" style:parent-style-name="Standard">
      <style:text-properties fo:language="en" fo:country="GB" fo:font-weight="normal" officeooo:rsid="00265c92" officeooo:paragraph-rsid="00255fc5" style:font-weight-asian="normal" style:font-weight-complex="normal"/>
    </style:style>
    <style:style style:name="P16" style:family="paragraph" style:parent-style-name="Standard">
      <style:text-properties fo:language="en" fo:country="GB" fo:font-weight="normal" officeooo:rsid="00265c92" officeooo:paragraph-rsid="00265c92" style:font-weight-asian="normal" style:font-weight-complex="normal"/>
    </style:style>
    <style:style style:name="P17" style:family="paragraph" style:parent-style-name="Standard">
      <style:text-properties fo:language="en" fo:country="GB" style:text-underline-style="solid" style:text-underline-width="auto" style:text-underline-color="font-color" fo:font-weight="bold" officeooo:paragraph-rsid="001d2c4d" style:font-weight-asian="bold" style:font-weight-complex="bold"/>
    </style:style>
    <style:style style:name="P18" style:family="paragraph" style:parent-style-name="Standard">
      <style:text-properties fo:language="en" fo:country="GB" style:text-underline-style="solid" style:text-underline-width="auto" style:text-underline-color="font-color" fo:font-weight="bold" officeooo:rsid="0020ab14" officeooo:paragraph-rsid="0020ab14" style:font-weight-asian="bold" style:font-weight-complex="bold"/>
    </style:style>
    <style:style style:name="P19" style:family="paragraph" style:parent-style-name="Standard">
      <style:text-properties fo:language="en" fo:country="GB" fo:font-weight="bold" officeooo:paragraph-rsid="001d2c4d" style:font-weight-asian="bold" style:font-weight-complex="bold"/>
    </style:style>
    <style:style style:name="P20" style:family="paragraph" style:parent-style-name="Standard">
      <style:text-properties fo:language="en" fo:country="GB" fo:font-weight="bold" officeooo:rsid="00220fca" officeooo:paragraph-rsid="00220fca" style:font-weight-asian="bold" style:font-weight-complex="bold"/>
    </style:style>
    <style:style style:name="P21" style:family="paragraph" style:parent-style-name="Standard">
      <style:text-properties fo:language="en" fo:country="GB" fo:font-weight="bold" officeooo:rsid="00265c92" officeooo:paragraph-rsid="00265c92" style:font-weight-asian="bold" style:font-weight-complex="bold"/>
    </style:style>
    <style:style style:name="P22" style:family="paragraph" style:parent-style-name="Standard">
      <style:text-properties officeooo:rsid="001ac9b6" officeooo:paragraph-rsid="001d2c4d"/>
    </style:style>
    <style:style style:name="P23" style:family="paragraph" style:parent-style-name="Standard">
      <style:text-properties fo:font-weight="normal" officeooo:rsid="001ac9b6" officeooo:paragraph-rsid="001d2c4d" style:font-weight-asian="normal" style:font-weight-complex="normal"/>
    </style:style>
    <style:style style:name="P24" style:family="paragraph" style:parent-style-name="Standard">
      <style:text-properties fo:font-weight="normal" officeooo:rsid="002b269e" officeooo:paragraph-rsid="002b269e" style:font-weight-asian="normal" style:font-weight-complex="normal"/>
    </style:style>
    <style:style style:name="P25" style:family="paragraph" style:parent-style-name="Standard">
      <style:paragraph-properties fo:margin-left="0cm" fo:margin-right="0cm" fo:text-indent="0.741cm" style:auto-text-indent="false"/>
      <style:text-properties fo:language="en" fo:country="GB" fo:font-weight="normal" officeooo:paragraph-rsid="001d2c4d" style:font-weight-asian="normal" style:font-weight-complex="normal"/>
    </style:style>
    <style:style style:name="P26" style:family="paragraph" style:parent-style-name="Heading_20_2">
      <style:text-properties fo:language="en" fo:country="GB" officeooo:rsid="001d2c4d" officeooo:paragraph-rsid="001d2c4d"/>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language="en" fo:country="GB" fo:font-weight="bold" officeooo:rsid="00265c92" style:font-weight-asian="bold" style:font-weight-complex="bold"/>
    </style:style>
    <style:style style:name="T4" style:family="text">
      <style:text-properties fo:language="en" fo:country="GB" fo:font-weight="normal" style:font-weight-asian="normal" style:font-weight-complex="normal"/>
    </style:style>
    <style:style style:name="T5" style:family="text">
      <style:text-properties fo:language="en" fo:country="GB" fo:font-weight="normal" officeooo:rsid="00050e24" style:font-weight-asian="normal" style:font-weight-complex="normal"/>
    </style:style>
    <style:style style:name="T6" style:family="text">
      <style:text-properties fo:language="en" fo:country="GB" officeooo:rsid="0023b914"/>
    </style:style>
    <style:style style:name="T7" style:family="text">
      <style:text-properties fo:language="en" fo:country="GB" officeooo:rsid="0024c07e"/>
    </style:style>
    <style:style style:name="T8" style:family="text">
      <style:text-properties fo:language="en" fo:country="GB" officeooo:rsid="00265c92"/>
    </style:style>
    <style:style style:name="T9" style:family="text">
      <style:text-properties fo:language="en" fo:country="GB" officeooo:rsid="002b269e"/>
    </style:style>
    <style:style style:name="T10" style:family="text">
      <style:text-properties officeooo:rsid="0027c805"/>
    </style:style>
    <style:style style:name="T11" style:family="text">
      <style:text-properties officeooo:rsid="002969a8"/>
    </style:style>
    <style:style style:name="T12" style:family="text">
      <style:text-properties officeooo:rsid="002b269e"/>
    </style:style>
    <style:style style:name="T13" style:family="text">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2">Structure and Function of the Processor</text:h>
      <text:p text:style-name="P1">- Often described as “the brain” of the computer. Misnomer: they don’t think they carry out instructions they are given.</text:p>
      <text:p text:style-name="P1">- <text:span text:style-name="T10">The CPU fetches instructions from main memory, decodes and executes them. These instructions are provided by a computer program.</text:span></text:p>
      <text:p text:style-name="P1">- <text:span text:style-name="T11">Purpose of a CPU is to process data. It is where all the searching, sorting, calculating and decision making takes place within a computer.</text:span></text:p>
      <text:p text:style-name="P1">- Made up of billions of transistors, which are essentially AND gates. Can be combined to form logic gates which in turn can be used to build the circuitry inside the CPU.</text:p>
      <text:p text:style-name="P2"><text:span text:style-name="T4">- </text:span><text:span text:style-name="T2">Moore’s Law: </text:span><text:span text:style-name="T4">Number of transistors on a processor would double approximately every two years. We are beginning to reach the limit of this.</text:span></text:p>
      <text:p text:style-name="P1">- Processor speed is measured in Hertz which is the speed of the clock that the fetch decode execute runs to in cycles per second.</text:p>
      <text:p text:style-name="P1">- Processors work by continually fetching instructions from memory, decoding them and executing them. The Fetch-Decode-Execute cycle.</text:p>
      <text:p text:style-name="P1"/>
      <text:p text:style-name="P17">Inside the Processor</text:p>
      <text:p text:style-name="P19">Registers</text:p>
      <text:p text:style-name="P1">- Memory locations within the processor itself. Work at fast speeds so can be used without causing a bottleneck.</text:p>
      <text:p text:style-name="P8"><text:span text:style-name="T2">- Program Counter (PC): </text:span><text:span text:style-name="T5">Holds memory address of next instruction. Usually incremented by one each cycle however jump instructions can be used to alter the value in the PC and thus change the next instruction being fetched.</text:span></text:p>
      <text:p text:style-name="P8"><text:span text:style-name="T2">- Memory Data Register (MDR): </text:span><text:span text:style-name="T4">The memory data register stores the data that has been fetched or is being stored to memory. </text:span><text:span text:style-name="T5">Acts as a buffer for data or instructions.</text:span></text:p>
      <text:p text:style-name="P8"><text:span text:style-name="T2">- Memory Address Register (MAR): </text:span><text:span text:style-name="T4">The memory address register stores the address of the data or instructions that are to be fetched or saved to.</text:span></text:p>
      <text:p text:style-name="P8"><text:span text:style-name="T2">- Current Instruction Register (CIR): </text:span><text:span text:style-name="T4">The Current Instruction Register stores the most recently fetched instruction, waiting to be decoded and executed.</text:span></text:p>
      <text:p text:style-name="P8"><text:span text:style-name="T2">- The Accumulator (ACC): </text:span><text:span text:style-name="T4">The accumulator stores the results of calculations made by the ALU.</text:span></text:p>
      <text:p text:style-name="P8"><text:span text:style-name="T2">- General Purpose Registers: </text:span><text:span text:style-name="T4">Processors can gave these to stop data being constantly sent back and forth between memory and the CPU which is much slower.</text:span></text:p>
      <text:p text:style-name="P25"/>
      <text:p text:style-name="P2"><text:span text:style-name="T2">Buses: </text:span><text:span text:style-name="T4">Communications channel through which data can be sent around a computer. One example is USB (Universal Serial Bus) which transfers data between a computer and peripherals. There is also the address bus, data bus and memory bus.</text:span></text:p>
      <text:p text:style-name="P2"><text:span text:style-name="T2">Arithmetic Logic Unit (CLU): </text:span><text:span text:style-name="T4">Carries out calculations and logical decisions the results of which are stored in the accumulator.</text:span></text:p>
      <text:p text:style-name="P22"><text:span text:style-name="T2">Control Unit (CU):</text:span></text:p>
      <text:p text:style-name="P23"><text:span text:style-name="T1">- </text:span><text:span text:style-name="T9">Controls the way data moves around the CPU by controlling the buses.</text:span></text:p>
      <text:p text:style-name="P24"><text:span text:style-name="T1">- Controls and monitors the flow of data between the CPU and other components such as memory, input devices and graphics card.</text:span></text:p>
      <text:p text:style-name="P24"><text:span text:style-name="T1">- Executes the instructions provided by the program.</text:span></text:p>
      <text:p text:style-name="P10"/>
      <text:p text:style-name="P18">Fetch-Decode-Execute Cycle</text:p>
      <text:p text:style-name="P20">Fetch:</text:p>
      <text:p text:style-name="P11">1. Program Counter copies the address of the next instruction into the Memory Address Register (MAR).</text:p>
      <text:p text:style-name="P12">2. Memory Address Register places the address to be used on the address bus.</text:p>
      <text:p text:style-name="P4"><text:soft-page-break/><text:span text:style-name="T1">3. </text:span><text:span text:style-name="T6">Control bus is used to send a read signal and the memory places the instruction being asked for on the data bus.</text:span></text:p>
      <text:p text:style-name="P13">4. The instruction on the data bus is loaded into the MDR.</text:p>
      <text:p text:style-name="P5"><text:span text:style-name="T1">5. If it’s an instruction the MDR copies the instruction into the </text:span><text:span text:style-name="T7">Current Instruction Register.</text:span></text:p>
      <text:p text:style-name="P14"/>
      <text:p text:style-name="P3"><text:span text:style-name="T7">D</text:span><text:span text:style-name="T1">ecode:</text:span></text:p>
      <text:p text:style-name="P6"><text:span text:style-name="T1">1. CPU examines instruction in CIR and ‘decodes’ it. A special part of the CPU called the </text:span><text:span text:style-name="T2">decode unit</text:span><text:span text:style-name="T1"> will make the rest of the CPU ready to carry out instruction.</text:span><text:span text:style-name="T8"> Every CPU has an </text:span><text:span text:style-name="T3">instruction set</text:span><text:span text:style-name="T8"> that defines what the decoder understands as legitimate commands.</text:span></text:p>
      <text:p text:style-name="P15"/>
      <text:p text:style-name="P21">Execute:</text:p>
      <text:p text:style-name="P7"><text:span text:style-name="T1">1) The instruction within the CIR is carried out – executed – by the CPU. The part that does this is called the </text:span><text:span text:style-name="T2">execute unit</text:span><text:span text:style-name="T1">.</text:span></text:p>
      <text:p text:style-name="P16">2) Reset – Now that the CPU is carrying out an instruction the PC can now be reset to point to the next instruction.<text:span text:style-name="T12">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default-outline-level="2" style:list-style-name="" style:class="text">
      <style:paragraph-properties fo:margin-top="0.459cm" fo:margin-bottom="0.459cm" loext:contextual-spacing="false" fo:line-height="100%"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0:25:43.629000000</meta:creation-date>
    <dc:date>2018-04-07T18:28:32.340445301</dc:date>
    <meta:editing-duration>PT28M24S</meta:editing-duration>
    <meta:editing-cycles>15</meta:editing-cycles>
    <meta:generator>LibreOffice/5.1.6.2$Linux_X86_64 LibreOffice_project/10m0$Build-2</meta:generator>
    <meta:document-statistic meta:table-count="0" meta:image-count="0" meta:object-count="0" meta:page-count="2" meta:paragraph-count="35" meta:word-count="626" meta:character-count="3696" meta:non-whitespace-character-count="3102"/>
  </office:meta>
</office:document-meta>
</file>